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e86f8"/>
    </style:style>
    <style:style style:name="P2" style:family="paragraph" style:parent-style-name="texte_5f_delibe">
      <style:text-properties officeooo:paragraph-rsid="001fbd4f"/>
    </style:style>
    <style:style style:name="P3" style:family="paragraph" style:parent-style-name="Standard">
      <style:text-properties officeooo:rsid="001e86f8" officeooo:paragraph-rsid="001e86f8"/>
    </style:style>
    <style:style style:name="T1" style:family="text">
      <style:text-properties officeooo:rsid="001f6840"/>
    </style:style>
    <style:style style:name="T2" style:family="text">
      <style:text-properties officeooo:rsid="001fbd4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euillez documenter les styles adaptés en ajoutant une ligne utilisant le style personnalisé.</text:p>
      <text:p text:style-name="P1"/>
      <text:p text:style-name="texte_5f_delibe">Style « texte_delibe » avec <text:span text:style-name="T2">espacement sous le paragraphe 0,30cm</text:span>.</text:p>
      <text:p text:style-name="P2">Style « texte_delibe » avec <text:span text:style-name="T2">espacement sous le paragraphe 0,30cm</text:span>.</text:p>
      <text:p text:style-name="P2">Style « texte_delibe » avec <text:span text:style-name="T2">espacement sous le paragraphe 0,30cm</text:span>.</text:p>
      <text:p text:style-name="P2">Style « texte_delibe » avec <text:span text:style-name="T2">espacement sous le paragraphe 0,30cm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e_5f_delibe" style:display-name="texte_delibe" style:family="paragraph" style:parent-style-name="Standard">
      <style:paragraph-properties fo:margin-top="0cm" fo:margin-bottom="0.3cm" loext:contextual-spacing="false" fo:line-height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5:30:12.047313609</meta:creation-date>
    <meta:generator>LibreOffice/5.1.6.2$Linux_X86_64 LibreOffice_project/10m0$Build-2</meta:generator>
    <dc:date>2019-01-22T13:20:27.338710719</dc:date>
    <meta:editing-duration>PT6M41S</meta:editing-duration>
    <meta:editing-cycles>5</meta:editing-cycles>
    <meta:document-statistic meta:table-count="0" meta:image-count="0" meta:object-count="0" meta:page-count="1" meta:paragraph-count="5" meta:word-count="53" meta:character-count="353" meta:non-whitespace-character-count="305"/>
  </office:meta>
</office:document-meta>
</file>